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Segoe UI" style:font-name-complex="Segoe UI"/>
    </style:style>
    <style:style style:name="P2" style:parent-style-name="Textbody" style:family="paragraph">
      <style:text-properties style:font-name="Segoe UI" style:font-name-complex="Segoe UI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="Segoe UI" style:font-name-complex="Segoe UI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Segoe UI" style:font-name-complex="Segoe UI" fo:color="#00A933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Segoe UI" style:font-name-complex="Segoe UI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Segoe UI" style:font-name-complex="Segoe UI" fo:color="#00A933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Segoe UI" style:font-name-complex="Segoe UI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Segoe UI" style:font-name-complex="Segoe UI" fo:color="#00A933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Segoe UI" style:font-name-complex="Segoe UI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Segoe UI" style:font-name-complex="Segoe UI" fo:color="#00A933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Segoe UI" style:font-name-complex="Segoe UI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Segoe UI" style:font-name-complex="Segoe UI" fo:color="#00A933"/>
    </style:style>
    <style:style style:name="P31" style:parent-style-name="Textbody" style:family="paragraph">
      <style:text-properties style:font-name="Segoe UI" style:font-name-complex="Segoe UI"/>
    </style:style>
    <style:style style:name="P32" style:parent-style-name="Textbody" style:family="paragraph">
      <style:text-properties style:font-name="Segoe UI" style:font-name-complex="Segoe UI"/>
    </style:style>
    <style:style style:name="TableColumn34" style:family="table-column">
      <style:table-column-properties style:column-width="3.3465in" style:use-optimal-column-width="false"/>
    </style:style>
    <style:style style:name="TableColumn35" style:family="table-column">
      <style:table-column-properties style:column-width="3.3465in" style:use-optimal-column-width="false"/>
    </style:style>
    <style:style style:name="Table33" style:family="table">
      <style:table-properties style:width="6.693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Segoe UI" style:font-name-complex="Segoe UI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Segoe UI" style:font-name-complex="Segoe UI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Segoe UI" style:font-name-complex="Segoe UI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Segoe UI" style:font-name-complex="Segoe UI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Segoe UI" style:font-name-complex="Segoe UI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Segoe UI" style:font-name-complex="Segoe UI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Segoe UI" style:font-name-complex="Segoe UI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Segoe UI" style:font-name-complex="Segoe UI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Segoe UI" style:font-name-complex="Segoe UI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Segoe UI" style:font-name-complex="Segoe UI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Segoe UI" style:font-name-complex="Segoe UI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Segoe UI" style:font-name-complex="Segoe UI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Segoe UI" style:font-name-complex="Segoe UI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Segoe UI" style:font-name-complex="Segoe UI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Segoe UI" style:font-name-complex="Segoe UI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Segoe UI" style:font-name-complex="Segoe UI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Segoe UI" style:font-name-complex="Segoe UI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Segoe UI" style:font-name-complex="Segoe UI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Segoe UI" style:font-name-complex="Segoe UI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Segoe UI" style:font-name-complex="Segoe UI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Segoe UI" style:font-name-complex="Segoe UI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0" style:parent-style-name="Phôngmặcđịnhcủađoạnvăn" style:family="text">
      <style:text-properties style:font-name="Segoe UI" style:font-name-complex="Segoe UI" fo:color="#70AD47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Segoe UI" style:font-name-complex="Segoe UI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5" style:parent-style-name="Phôngmặcđịnhcủađoạnvăn" style:family="text">
      <style:text-properties style:font-name="Segoe UI" style:font-name-complex="Segoe UI" fo:color="#70AD47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Segoe UI" style:font-name-complex="Segoe UI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Segoe UI" style:font-name-complex="Segoe UI" fo:color="#70AD47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Segoe UI" style:font-name-complex="Segoe UI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Segoe UI" style:font-name-complex="Segoe UI" fo:color="#70AD47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Segoe UI" style:font-name-complex="Segoe UI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style:font-name="Segoe UI" style:font-name-complex="Segoe UI" fo:color="#70AD47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Segoe UI" style:font-name-complex="Segoe UI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5" style:parent-style-name="DefaultParagraphFont" style:family="text">
      <style:text-properties style:font-name="Segoe UI" style:font-name-complex="Segoe UI" fo:color="#70AD47"/>
    </style:style>
    <style:style style:name="P116" style:parent-style-name="Textbody" style:family="paragraph">
      <style:text-properties style:font-name="Segoe UI" style:font-name-complex="Segoe UI"/>
    </style:style>
    <style:style style:name="P117" style:parent-style-name="Textbody" style:family="paragraph">
      <style:text-properties style:font-name="Segoe UI" style:font-name-complex="Segoe UI"/>
    </style:style>
    <style:style style:name="P118" style:parent-style-name="Textbody" style:family="paragraph">
      <style:text-properties style:font-name="Segoe UI" style:font-name-complex="Segoe UI"/>
    </style:style>
    <style:style style:name="TableColumn120" style:family="table-column">
      <style:table-column-properties style:column-width="3.3465in" style:use-optimal-column-width="false"/>
    </style:style>
    <style:style style:name="TableColumn121" style:family="table-column">
      <style:table-column-properties style:column-width="3.775in" style:use-optimal-column-width="false"/>
    </style:style>
    <style:style style:name="Table119" style:family="table">
      <style:table-properties style:width="7.1215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Segoe UI" style:font-name-complex="Segoe UI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Segoe UI" style:font-name-complex="Segoe UI" fo:color="#00A933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Segoe UI" style:font-name-complex="Segoe UI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Segoe UI" style:font-name-complex="Segoe UI" fo:color="#00A933"/>
    </style:style>
    <style:style style:name="TableRow132" style:family="table-row">
      <style:table-row-properties style:min-row-height="0.1055in"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Segoe UI" style:font-name-complex="Segoe UI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Segoe UI" style:font-name-complex="Segoe UI" fo:color="#000000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Segoe UI" style:font-name-complex="Segoe UI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Segoe UI" style:font-name-complex="Segoe UI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Segoe UI" style:font-name-complex="Segoe UI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6" style:parent-style-name="Phôngmặcđịnhcủađoạnvăn" style:family="text">
      <style:text-properties style:font-name="Segoe UI" style:font-name-complex="Segoe UI"/>
    </style:style>
    <style:style style:name="T147" style:parent-style-name="Phôngmặcđịnhcủađoạnvăn" style:family="text">
      <style:text-properties style:font-name="Segoe UI" style:font-name-complex="Segoe UI" fo:language="vi" fo:country="V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Segoe UI" style:font-name-complex="Segoe UI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Segoe UI" style:font-name-complex="Segoe UI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Segoe UI" style:font-name-complex="Segoe UI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Segoe UI" style:font-name-complex="Segoe UI"/>
    </style:style>
    <style:style style:name="TableRow158" style:family="table-row">
      <style:table-row-properties style:min-row-height="1.118in"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Segoe UI" style:font-name-complex="Segoe UI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Segoe UI" style:font-name-complex="Segoe UI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Segoe UI" style:font-name-complex="Segoe UI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Segoe UI" style:font-name-complex="Segoe UI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Segoe UI" style:font-name-complex="Segoe UI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Segoe UI" style:font-name-complex="Segoe UI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Segoe UI" style:font-name-complex="Segoe UI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Segoe UI" style:font-name-complex="Segoe UI" fo:color="#70AD47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Segoe UI" style:font-name-complex="Segoe UI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Segoe UI" style:font-name-complex="Segoe UI" fo:color="#70AD47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Segoe UI" style:font-name-complex="Segoe UI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7" style:parent-style-name="DefaultParagraphFont" style:family="text">
      <style:text-properties style:font-name="Segoe UI" style:font-name-complex="Segoe UI" fo:color="#70AD47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Segoe UI" style:font-name-complex="Segoe UI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Segoe UI" style:font-name-complex="Segoe UI" fo:color="#70AD47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Segoe UI" style:font-name-complex="Segoe UI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Segoe UI" style:font-name-complex="Segoe UI" fo:color="#70AD47"/>
    </style:style>
    <style:style style:name="TableRow198" style:family="table-row">
      <style:table-row-properties style:min-row-height="0.084in"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Segoe UI" style:font-name-complex="Segoe UI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style:font-name="Segoe UI" style:font-name-complex="Segoe UI" fo:color="#70AD47"/>
    </style:style>
    <style:style style:name="P203" style:parent-style-name="Standard" style:family="paragraph">
      <style:text-properties style:font-name="Segoe UI" style:font-name-complex="Segoe UI"/>
    </style:style>
    <style:style style:name="P204" style:parent-style-name="Standard" style:family="paragraph">
      <style:text-properties style:font-name="Segoe UI" style:font-name-complex="Segoe UI"/>
    </style:style>
    <style:style style:name="P205" style:parent-style-name="Standard" style:family="paragraph">
      <style:text-properties style:font-name="Segoe UI" style:font-name-complex="Segoe UI"/>
    </style:style>
    <style:style style:name="P206" style:parent-style-name="Standard" style:family="paragraph">
      <style:text-properties style:font-name="Segoe UI" style:font-name-complex="Segoe UI"/>
    </style:style>
    <style:style style:name="P207" style:parent-style-name="Standard" style:family="paragraph">
      <style:text-properties style:font-name="Segoe UI" style:font-name-complex="Segoe UI"/>
    </style:style>
    <style:style style:name="P208" style:parent-style-name="Standard" style:family="paragraph">
      <style:text-properties style:font-name="Segoe UI" style:font-name-complex="Segoe UI"/>
    </style:style>
    <style:style style:name="P209" style:parent-style-name="Standard" style:family="paragraph">
      <style:text-properties style:font-name="Segoe UI" style:font-name-complex="Segoe UI"/>
    </style:style>
    <style:style style:name="P210" style:parent-style-name="Standard" style:family="paragraph">
      <style:text-properties style:font-name="Segoe UI" style:font-name-complex="Segoe UI"/>
    </style:style>
    <style:style style:name="P211" style:parent-style-name="Standard" style:family="paragraph">
      <style:text-properties style:font-name="Segoe UI" style:font-name-complex="Segoe UI"/>
    </style:style>
    <style:style style:name="TableColumn213" style:family="table-column">
      <style:table-column-properties style:column-width="3.3465in" style:use-optimal-column-width="false"/>
    </style:style>
    <style:style style:name="TableColumn214" style:family="table-column">
      <style:table-column-properties style:column-width="3.3465in" style:use-optimal-column-width="false"/>
    </style:style>
    <style:style style:name="Table212" style:family="table">
      <style:table-properties style:width="6.693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Segoe UI" style:font-name-complex="Segoe UI"/>
    </style:style>
    <style:style style:name="TableCell2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Segoe UI" style:font-name-complex="Segoe UI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Segoe UI" style:font-name-complex="Segoe UI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Segoe UI" style:font-name-complex="Segoe UI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Segoe UI" style:font-name-complex="Segoe UI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Segoe UI" style:font-name-complex="Segoe UI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Segoe UI" style:font-name-complex="Segoe UI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Segoe UI" style:font-name-complex="Segoe UI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Segoe UI" style:font-name-complex="Segoe UI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Segoe UI" style:font-name-complex="Segoe UI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Segoe UI" style:font-name-complex="Segoe UI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Segoe UI" style:font-name-complex="Segoe UI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Segoe UI" style:font-name-complex="Segoe UI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Segoe UI" style:font-name-complex="Segoe UI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Segoe UI" style:font-name-complex="Segoe UI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Segoe UI" style:font-name-complex="Segoe UI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Segoe UI" style:font-name-complex="Segoe UI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Segoe UI" style:font-name-complex="Segoe UI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Segoe UI" style:font-name-complex="Segoe UI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Segoe UI" style:font-name-complex="Segoe UI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Segoe UI" style:font-name-complex="Segoe UI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Segoe UI" style:font-name-complex="Segoe UI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Segoe UI" style:font-name-complex="Segoe UI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Segoe UI" style:font-name-complex="Segoe UI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Segoe UI" style:font-name-complex="Segoe UI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Segoe UI" style:font-name-complex="Segoe UI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Segoe UI" style:font-name-complex="Segoe UI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Segoe UI" style:font-name-complex="Segoe UI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Segoe UI" style:font-name-complex="Segoe UI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Segoe UI" style:font-name-complex="Segoe UI"/>
    </style:style>
    <style:style style:name="P290" style:parent-style-name="Standard" style:family="paragraph">
      <style:text-properties style:font-name="Segoe UI" style:font-name-complex="Segoe UI"/>
    </style:style>
    <style:style style:name="P291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TableColumn293" style:family="table-column">
      <style:table-column-properties style:column-width="3.3465in" style:use-optimal-column-width="false"/>
    </style:style>
    <style:style style:name="TableColumn294" style:family="table-column">
      <style:table-column-properties style:column-width="3.3465in" style:use-optimal-column-width="false"/>
    </style:style>
    <style:style style:name="Table292" style:family="table">
      <style:table-properties style:width="6.693in" fo:margin-left="0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Segoe UI" style:font-name-complex="Segoe UI"/>
    </style:style>
    <style:style style:name="TableCell2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Segoe UI" style:font-name-complex="Segoe UI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Segoe UI" style:font-name-complex="Segoe UI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Segoe UI" style:font-name-complex="Segoe UI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Segoe UI" style:font-name-complex="Segoe UI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Segoe UI" style:font-name-complex="Segoe UI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Segoe UI" style:font-name-complex="Segoe UI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Segoe UI" style:font-name-complex="Segoe UI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Segoe UI" style:font-name-complex="Segoe UI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Segoe UI" style:font-name-complex="Segoe UI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Segoe UI" style:font-name-complex="Segoe UI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Segoe UI" style:font-name-complex="Segoe UI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Segoe UI" style:font-name-complex="Segoe UI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Segoe UI" style:font-name-complex="Segoe UI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Segoe UI" style:font-name-complex="Segoe UI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Segoe UI" style:font-name-complex="Segoe UI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Segoe UI" style:font-name-complex="Segoe UI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Segoe UI" style:font-name-complex="Segoe UI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Segoe UI" style:font-name-complex="Segoe UI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Segoe UI" style:font-name-complex="Segoe UI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Segoe UI" style:font-name-complex="Segoe UI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Segoe UI" style:font-name-complex="Segoe UI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Segoe UI" style:font-name-complex="Segoe UI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Segoe UI" style:font-name-complex="Segoe UI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Segoe UI" style:font-name-complex="Segoe UI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Segoe UI" style:font-name-complex="Segoe UI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Segoe UI" style:font-name-complex="Segoe UI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Segoe UI" style:font-name-complex="Segoe UI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Segoe UI" style:font-name-complex="Segoe UI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Segoe UI" style:font-name-complex="Segoe UI"/>
    </style:style>
    <style:style style:name="P370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P371" style:parent-style-name="Standard" style:family="paragraph">
      <style:text-properties style:font-name="Segoe UI" style:font-name-complex="Segoe UI"/>
    </style:style>
    <style:style style:name="P372" style:parent-style-name="Standard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373" style:parent-style-name="Standard" style:family="paragraph">
      <style:text-properties style:font-name="Segoe UI" style:font-name-complex="Segoe UI"/>
    </style:style>
    <style:style style:name="P374" style:parent-style-name="Standard" style:family="paragraph">
      <style:text-properties style:font-name="Segoe UI" style:font-name-complex="Segoe UI"/>
    </style:style>
    <style:style style:name="P375" style:parent-style-name="Standard" style:family="paragraph">
      <style:text-properties style:font-name="Segoe UI" style:font-name-complex="Segoe UI"/>
    </style:style>
    <style:style style:name="P376" style:parent-style-name="Standard" style:family="paragraph">
      <style:text-properties style:font-name="Segoe UI" style:font-name-complex="Segoe UI"/>
    </style:style>
    <style:style style:name="P377" style:parent-style-name="Standard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378" style:parent-style-name="Standard" style:family="paragraph">
      <style:text-properties style:font-name="Segoe UI" style:font-name-complex="Segoe UI"/>
    </style:style>
    <style:style style:name="P379" style:parent-style-name="Standard" style:family="paragraph">
      <style:text-properties style:font-name="Segoe UI" style:font-name-complex="Segoe UI"/>
    </style:style>
    <style:style style:name="P380" style:parent-style-name="Standard" style:family="paragraph">
      <style:text-properties style:font-name="Segoe UI" style:font-name-complex="Segoe UI"/>
    </style:style>
    <style:style style:name="P381" style:parent-style-name="Standard" style:family="paragraph">
      <style:text-properties style:font-name="Segoe UI" style:font-name-complex="Segoe UI"/>
    </style:style>
    <style:style style:name="T382" style:parent-style-name="Phôngmặcđịnhcủađoạnvăn" style:family="text">
      <style:text-properties style:font-name="Segoe UI" style:font-name-complex="Segoe UI"/>
    </style:style>
    <style:style style:name="T383" style:parent-style-name="Siêukếtnối" style:family="text">
      <style:text-properties style:font-name="Segoe UI" style:font-name-complex="Segoe UI"/>
    </style:style>
    <style:style style:name="T384" style:parent-style-name="Siêukếtnối" style:family="text">
      <style:text-properties style:font-name="Segoe UI" style:font-name-complex="Segoe UI"/>
    </style:style>
    <style:style style:name="T385" style:parent-style-name="Siêukếtnối" style:family="text">
      <style:text-properties style:font-name="Segoe UI" style:font-name-complex="Segoe UI"/>
    </style:style>
    <style:style style:name="T386" style:parent-style-name="Phôngmặcđịnhcủađoạnvăn" style:family="text">
      <style:text-properties style:font-name="Segoe UI" style:font-name-complex="Segoe UI"/>
    </style:style>
    <style:style style:name="T387" style:parent-style-name="Phôngmặcđịnhcủađoạnvăn" style:family="text">
      <style:text-properties style:font-name="Segoe UI" style:font-name-complex="Segoe UI"/>
    </style:style>
    <style:style style:name="T388" style:parent-style-name="Phôngmặcđịnhcủađoạnvăn" style:family="text">
      <style:text-properties style:font-name="Segoe UI" style:font-name-complex="Segoe UI"/>
    </style:style>
    <style:style style:name="T389" style:parent-style-name="Phôngmặcđịnhcủađoạnvăn" style:family="text">
      <style:text-properties style:font-name="Segoe UI" style:font-name-complex="Segoe UI"/>
    </style:style>
    <style:style style:name="T390" style:parent-style-name="Phôngmặcđịnhcủađoạnvăn" style:family="text">
      <style:text-properties style:font-name="Segoe UI" style:font-name-complex="Segoe UI"/>
    </style:style>
    <style:style style:name="T391" style:parent-style-name="Phôngmặcđịnhcủađoạnvăn" style:family="text">
      <style:text-properties style:font-name="Segoe UI" style:font-name-complex="Segoe UI"/>
    </style:style>
    <style:style style:name="T392" style:parent-style-name="Phôngmặcđịnhcủađoạnvăn" style:family="text">
      <style:text-properties style:font-name="Segoe UI" style:font-name-complex="Segoe UI"/>
    </style:style>
    <style:style style:name="T393" style:parent-style-name="Phôngmặcđịnhcủađoạnvăn" style:family="text">
      <style:text-properties style:font-name="Segoe UI" style:font-name-complex="Segoe UI"/>
    </style:style>
    <style:style style:name="T394" style:parent-style-name="Phôngmặcđịnhcủađoạnvăn" style:family="text">
      <style:text-properties style:font-name="Segoe UI" style:font-name-complex="Segoe UI"/>
    </style:style>
    <style:style style:name="T395" style:parent-style-name="Phôngmặcđịnhcủađoạnvăn" style:family="text">
      <style:text-properties style:font-name="Segoe UI" style:font-name-complex="Segoe UI"/>
    </style:style>
    <style:style style:name="T396" style:parent-style-name="Phôngmặcđịnhcủađoạnvăn" style:family="text">
      <style:text-properties style:font-name="Segoe UI" style:font-name-complex="Segoe UI"/>
    </style:style>
    <style:style style:name="T397" style:parent-style-name="Phôngmặcđịnhcủađoạnvăn" style:family="text">
      <style:text-properties style:font-name="Segoe UI" style:font-name-complex="Segoe UI"/>
    </style:style>
    <style:style style:name="T398" style:parent-style-name="Phôngmặcđịnhcủađoạnvăn" style:family="text">
      <style:text-properties style:font-name="Segoe UI" style:font-name-complex="Segoe UI"/>
    </style:style>
    <style:style style:name="T399" style:parent-style-name="Phôngmặcđịnhcủađoạnvăn" style:family="text">
      <style:text-properties style:font-name="Segoe UI" style:font-name-complex="Segoe UI"/>
    </style:style>
    <style:style style:name="T400" style:parent-style-name="Phôngmặcđịnhcủađoạnvăn" style:family="text">
      <style:text-properties style:font-name="Segoe UI" style:font-name-complex="Segoe UI"/>
    </style:style>
    <style:style style:name="T401" style:parent-style-name="Phôngmặcđịnhcủađoạnvăn" style:family="text">
      <style:text-properties style:font-name="Segoe UI" style:font-name-complex="Segoe UI"/>
    </style:style>
    <style:style style:name="T402" style:parent-style-name="Phôngmặcđịnhcủađoạnvăn" style:family="text">
      <style:text-properties style:font-name="Segoe UI" style:font-name-complex="Segoe UI"/>
    </style:style>
    <style:style style:name="T403" style:parent-style-name="Phôngmặcđịnhcủađoạnvăn" style:family="text">
      <style:text-properties style:font-name="Segoe UI" style:font-name-complex="Segoe UI"/>
    </style:style>
    <style:style style:name="T404" style:parent-style-name="Phôngmặcđịnhcủađoạnvăn" style:family="text">
      <style:text-properties style:font-name="Segoe UI" style:font-name-complex="Segoe UI"/>
    </style:style>
    <style:style style:name="T405" style:parent-style-name="Phôngmặcđịnhcủađoạnvăn" style:family="text">
      <style:text-properties style:font-name="Segoe UI" style:font-name-complex="Segoe UI"/>
    </style:style>
    <style:style style:name="T406" style:parent-style-name="Phôngmặcđịnhcủađoạnvăn" style:family="text">
      <style:text-properties style:font-name="Segoe UI" style:font-name-complex="Segoe UI"/>
    </style:style>
    <style:style style:name="T407" style:parent-style-name="Phôngmặcđịnhcủađoạnvăn" style:family="text">
      <style:text-properties style:font-name="Segoe UI" style:font-name-complex="Segoe UI"/>
    </style:style>
    <style:style style:name="T408" style:parent-style-name="Phôngmặcđịnhcủađoạnvăn" style:family="text">
      <style:text-properties style:font-name="Segoe UI" style:font-name-complex="Segoe UI"/>
    </style:style>
    <style:style style:name="T409" style:parent-style-name="Phôngmặcđịnhcủađoạnvăn" style:family="text">
      <style:text-properties style:font-name="Segoe UI" style:font-name-complex="Segoe UI"/>
    </style:style>
    <style:style style:name="T410" style:parent-style-name="Phôngmặcđịnhcủađoạnvăn" style:family="text">
      <style:text-properties style:font-name="Segoe UI" style:font-name-complex="Segoe UI"/>
    </style:style>
    <style:style style:name="T411" style:parent-style-name="Phôngmặcđịnhcủađoạnvăn" style:family="text">
      <style:text-properties style:font-name="Segoe UI" style:font-name-complex="Segoe UI"/>
    </style:style>
    <style:style style:name="T412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3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4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5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6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7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8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9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0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1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2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3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4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5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26" style:parent-style-name="Phôngmặcđịnhcủađoạnvăn" style:family="text">
      <style:text-properties style:font-name="Segoe UI" style:font-name-complex="Segoe UI"/>
    </style:style>
    <style:style style:name="T427" style:parent-style-name="Phôngmặcđịnhcủađoạnvăn" style:family="text">
      <style:text-properties style:font-name="Segoe UI" style:font-name-complex="Segoe UI"/>
    </style:style>
    <style:style style:name="T428" style:parent-style-name="Phôngmặcđịnhcủađoạnvăn" style:family="text">
      <style:text-properties style:font-name="Segoe UI" style:font-name-complex="Segoe UI"/>
    </style:style>
    <style:style style:name="T429" style:parent-style-name="Phôngmặcđịnhcủađoạnvăn" style:family="text">
      <style:text-properties style:font-name="Segoe UI" style:font-name-complex="Segoe UI"/>
    </style:style>
    <style:style style:name="T430" style:parent-style-name="Phôngmặcđịnhcủađoạnvăn" style:family="text">
      <style:text-properties style:font-name="Segoe UI" style:font-name-complex="Segoe UI"/>
    </style:style>
  </office:automatic-styles>
  <office:body>
    <office:text text:use-soft-page-breaks="true">
      <text:p text:style-name="P1">QUẢN LÝ USE CASE DIAGRAM</text:p>
      <text:p text:style-name="P2">Làm thế<text:s/>nào để<text:s/>đặc tả<text:s/>use case +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Overview</text:p>
          </table:table-cell>
          <table:table-cell table:style-name="TableCell9">
            <text:p text:style-name="P10">Done</text:p>
          </table:table-cell>
        </table:table-row>
        <table:table-row table:style-name="TableRow11">
          <table:table-cell table:style-name="TableCell12">
            <text:p text:style-name="P13">Guest</text:p>
          </table:table-cell>
          <table:table-cell table:style-name="TableCell14">
            <text:p text:style-name="P15">Done</text:p>
          </table:table-cell>
        </table:table-row>
        <table:table-row table:style-name="TableRow16">
          <table:table-cell table:style-name="TableCell17">
            <text:p text:style-name="P18">User</text:p>
          </table:table-cell>
          <table:table-cell table:style-name="TableCell19">
            <text:p text:style-name="P20">Done</text:p>
          </table:table-cell>
        </table:table-row>
        <table:table-row table:style-name="TableRow21">
          <table:table-cell table:style-name="TableCell22">
            <text:p text:style-name="P23">Nhà phân phối(Provider)</text:p>
          </table:table-cell>
          <table:table-cell table:style-name="TableCell24">
            <text:p text:style-name="P25">Done</text:p>
          </table:table-cell>
        </table:table-row>
        <table:table-row table:style-name="TableRow26">
          <table:table-cell table:style-name="TableCell27">
            <text:p text:style-name="P28">Admin</text:p>
          </table:table-cell>
          <table:table-cell table:style-name="TableCell29">
            <text:p text:style-name="P30">Done</text:p>
          </table:table-cell>
        </table:table-row>
      </table:table>
      <text:p text:style-name="P31"/>
      <text:p text:style-name="P32">Đặc tả<text:s/>use case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Đăng ký</text:p>
          </table:table-cell>
          <table:table-cell table:style-name="TableCell39">
            <text:p text:style-name="P40">Xong</text:p>
          </table:table-cell>
        </table:table-row>
        <table:table-row table:style-name="TableRow41">
          <table:table-cell table:style-name="TableCell42">
            <text:p text:style-name="P43">Đăng nhập</text:p>
          </table:table-cell>
          <table:table-cell table:style-name="TableCell44">
            <text:p text:style-name="P45">Xong</text:p>
          </table:table-cell>
        </table:table-row>
        <table:table-row table:style-name="TableRow46">
          <table:table-cell table:style-name="TableCell47">
            <text:p text:style-name="P48">Đăng xuất</text:p>
          </table:table-cell>
          <table:table-cell table:style-name="TableCell49">
            <text:p text:style-name="P50">Chưa làm</text:p>
          </table:table-cell>
        </table:table-row>
        <table:table-row table:style-name="TableRow51">
          <table:table-cell table:style-name="TableCell52">
            <text:p text:style-name="P53">Xem sản phẩm</text:p>
          </table:table-cell>
          <table:table-cell table:style-name="TableCell54">
            <text:p text:style-name="P55">Xong</text:p>
          </table:table-cell>
        </table:table-row>
        <table:table-row table:style-name="TableRow56">
          <table:table-cell table:style-name="TableCell57">
            <text:p text:style-name="P58">xem trang<text:s/>giới thiệu công ty</text:p>
          </table:table-cell>
          <table:table-cell table:style-name="TableCell59">
            <text:p text:style-name="P60">Xong</text:p>
          </table:table-cell>
        </table:table-row>
        <table:table-row table:style-name="TableRow61">
          <table:table-cell table:style-name="TableCell62">
            <text:p text:style-name="P63">Xem trang liên hệ<text:s/>nhà phân phối</text:p>
          </table:table-cell>
          <table:table-cell table:style-name="TableCell64">
            <text:p text:style-name="P65">Xong</text:p>
          </table:table-cell>
        </table:table-row>
        <table:table-row table:style-name="TableRow66">
          <table:table-cell table:style-name="TableCell67">
            <text:p text:style-name="P68">Xem trang tin tức</text:p>
          </table:table-cell>
          <table:table-cell table:style-name="TableCell69">
            <text:p text:style-name="P70">Xong</text:p>
          </table:table-cell>
        </table:table-row>
        <table:table-row table:style-name="TableRow71">
          <table:table-cell table:style-name="TableCell72">
            <text:p text:style-name="P73">Gửi yêu cầu liên hệ<text:s/>nhà phân phối</text:p>
          </table:table-cell>
          <table:table-cell table:style-name="TableCell74">
            <text:p text:style-name="P75">Xong</text:p>
          </table:table-cell>
        </table:table-row>
        <table:table-row table:style-name="TableRow76">
          <table:table-cell table:style-name="TableCell77">
            <text:p text:style-name="P78">Sửa sản phẩm(Nhà phân phối)</text:p>
          </table:table-cell>
          <table:table-cell table:style-name="TableCell79">
            <text:p text:style-name="P80">Xong</text:p>
          </table:table-cell>
        </table:table-row>
        <table:table-row table:style-name="TableRow81">
          <table:table-cell table:style-name="TableCell82">
            <text:p text:style-name="P83">Xóa sản phẩm (Nhà phân phối)</text:p>
          </table:table-cell>
          <table:table-cell table:style-name="TableCell84">
            <text:p text:style-name="P85">Xong</text:p>
          </table:table-cell>
        </table:table-row>
        <table:table-row table:style-name="TableRow86">
          <table:table-cell table:style-name="TableCell87">
            <text:p text:style-name="P88">Thêm sản phẩm (NPP)</text:p>
          </table:table-cell>
          <table:table-cell table:style-name="TableCell89">
            <text:p text:style-name="TableContents"><text:span text:style-name="T90">Xong</text:span></text:p>
          </table:table-cell>
        </table:table-row>
        <table:table-row table:style-name="TableRow91">
          <table:table-cell table:style-name="TableCell92">
            <text:p text:style-name="P93">Thêm danh mục sản<text:s/>phẩm(NPP)</text:p>
          </table:table-cell>
          <table:table-cell table:style-name="TableCell94">
            <text:p text:style-name="TableContents"><text:span text:style-name="T95">Xong</text:span></text:p>
          </table:table-cell>
        </table:table-row>
        <table:table-row table:style-name="TableRow96">
          <table:table-cell table:style-name="TableCell97">
            <text:p text:style-name="P98">Sửa trang giới thiệu</text:p>
          </table:table-cell>
          <table:table-cell table:style-name="TableCell99">
            <text:p text:style-name="P100">Xong</text:p>
          </table:table-cell>
        </table:table-row>
        <table:table-row table:style-name="TableRow101">
          <table:table-cell table:style-name="TableCell102">
            <text:p text:style-name="P103">Thêm tin tức</text:p>
          </table:table-cell>
          <table:table-cell table:style-name="TableCell104">
            <text:p text:style-name="P105">Xong</text:p>
          </table:table-cell>
        </table:table-row>
        <table:table-row table:style-name="TableRow106">
          <table:table-cell table:style-name="TableCell107">
            <text:p text:style-name="P108">Xóa tin tức</text:p>
          </table:table-cell>
          <table:table-cell table:style-name="TableCell109">
            <text:p text:style-name="TableContents"><text:span text:style-name="T110">Xong</text:span></text:p>
          </table:table-cell>
        </table:table-row>
        <table:table-row table:style-name="TableRow111">
          <table:table-cell table:style-name="TableCell112">
            <text:p text:style-name="P113">Sửa chính sách bảo hành</text:p>
          </table:table-cell>
          <table:table-cell table:style-name="TableCell114">
            <text:p text:style-name="TableContents"><text:span text:style-name="T115">Xong</text:span></text:p>
          </table:table-cell>
        </table:table-row>
      </table:table>
      <text:p text:style-name="P116"/>
      <text:p text:style-name="P117"/>
      <text:p text:style-name="P118">QUẢN LÝ SEQUENCE DIAGRAM</text:p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Đăng nhập</text:p>
          </table:table-cell>
          <table:table-cell table:style-name="TableCell125">
            <text:p text:style-name="P126">Done - cần sửa một chút</text:p>
          </table:table-cell>
        </table:table-row>
        <table:table-row table:style-name="TableRow127">
          <table:table-cell table:style-name="TableCell128">
            <text:p text:style-name="P129">Đăng ký</text:p>
          </table:table-cell>
          <table:table-cell table:style-name="TableCell130">
            <text:p text:style-name="P131">Done</text:p>
          </table:table-cell>
        </table:table-row>
        <table:table-row table:style-name="TableRow132">
          <table:table-cell table:style-name="TableCell133">
            <text:p text:style-name="P134">Đăng xuất</text:p>
          </table:table-cell>
          <table:table-cell table:style-name="TableCell135">
            <text:p text:style-name="P136">Chưa làm</text:p>
          </table:table-cell>
        </table:table-row>
        <table:table-row table:style-name="TableRow137">
          <table:table-cell table:style-name="TableCell138">
            <text:p text:style-name="P139">Xem sản phẩm</text:p>
          </table:table-cell>
          <table:table-cell table:style-name="TableCell140">
            <text:p text:style-name="P141">Đã xong – đợi thảo luận – cần<text:s/>kiểm tra<text:s/></text:p>
          </table:table-cell>
        </table:table-row>
        <text:soft-page-break/>
        <table:table-row table:style-name="TableRow142">
          <table:table-cell table:style-name="TableCell143">
            <text:p text:style-name="P144">xem trang giới thiệu công ty</text:p>
          </table:table-cell>
          <table:table-cell table:style-name="TableCell145">
            <text:p text:style-name="TableContents"><text:span text:style-name="T146">Đã</text:span><text:span text:style-name="T147"><text:s/>xong</text:span></text:p>
          </table:table-cell>
        </table:table-row>
        <table:table-row table:style-name="TableRow148">
          <table:table-cell table:style-name="TableCell149">
            <text:p text:style-name="P150">Xem trang liên hệ<text:s/>nhà phân phối</text:p>
          </table:table-cell>
          <table:table-cell table:style-name="TableCell151">
            <text:p text:style-name="P152">Xong</text:p>
          </table:table-cell>
        </table:table-row>
        <table:table-row table:style-name="TableRow153">
          <table:table-cell table:style-name="TableCell154">
            <text:p text:style-name="P155">Xem trang tin tức</text:p>
          </table:table-cell>
          <table:table-cell table:style-name="TableCell156">
            <text:p text:style-name="P157">Xong</text:p>
          </table:table-cell>
        </table:table-row>
        <table:table-row table:style-name="TableRow158">
          <table:table-cell table:style-name="TableCell159">
            <text:p text:style-name="P160">Gửi yêu cầu liên hệ<text:s/>nhà phân phối</text:p>
          </table:table-cell>
          <table:table-cell table:style-name="TableCell161">
            <text:p text:style-name="P162">Xong !?</text:p>
          </table:table-cell>
        </table:table-row>
        <table:table-row table:style-name="TableRow163">
          <table:table-cell table:style-name="TableCell164">
            <text:p text:style-name="P165">Sửa sản phẩm(Nhà phân phối)</text:p>
          </table:table-cell>
          <table:table-cell table:style-name="TableCell166">
            <text:p text:style-name="P167">Xong</text:p>
          </table:table-cell>
        </table:table-row>
        <table:table-row table:style-name="TableRow168">
          <table:table-cell table:style-name="TableCell169">
            <text:p text:style-name="P170">Xóa sản phẩm (Nhà phân phối)</text:p>
          </table:table-cell>
          <table:table-cell table:style-name="TableCell171">
            <text:p text:style-name="P172">Xong</text:p>
          </table:table-cell>
        </table:table-row>
        <table:table-row table:style-name="TableRow173">
          <table:table-cell table:style-name="TableCell174">
            <text:p text:style-name="P175">Thêm sản phẩm (NPP)</text:p>
          </table:table-cell>
          <table:table-cell table:style-name="TableCell176">
            <text:p text:style-name="P177">Xong</text:p>
          </table:table-cell>
        </table:table-row>
        <table:table-row table:style-name="TableRow178">
          <table:table-cell table:style-name="TableCell179">
            <text:p text:style-name="P180">Thêm danh mục sản phẩm(NPP)</text:p>
          </table:table-cell>
          <table:table-cell table:style-name="TableCell181">
            <text:p text:style-name="P182">Xong</text:p>
          </table:table-cell>
        </table:table-row>
        <table:table-row table:style-name="TableRow183">
          <table:table-cell table:style-name="TableCell184">
            <text:p text:style-name="P185">Sửa trang giới thiệu</text:p>
          </table:table-cell>
          <table:table-cell table:style-name="TableCell186">
            <text:p text:style-name="TableContents"><text:span text:style-name="T187">Xong</text:span></text:p>
          </table:table-cell>
        </table:table-row>
        <table:table-row table:style-name="TableRow188">
          <table:table-cell table:style-name="TableCell189">
            <text:p text:style-name="P190">Thêm tin tức</text:p>
          </table:table-cell>
          <table:table-cell table:style-name="TableCell191">
            <text:p text:style-name="P192">Xong</text:p>
          </table:table-cell>
        </table:table-row>
        <table:table-row table:style-name="TableRow193">
          <table:table-cell table:style-name="TableCell194">
            <text:p text:style-name="P195">Xóa tin tức</text:p>
          </table:table-cell>
          <table:table-cell table:style-name="TableCell196">
            <text:p text:style-name="P197">Xong</text:p>
          </table:table-cell>
        </table:table-row>
        <table:table-row table:style-name="TableRow198">
          <table:table-cell table:style-name="TableCell199">
            <text:p text:style-name="P200">Sửa chính sách bảo hành</text:p>
          </table:table-cell>
          <table:table-cell table:style-name="TableCell201">
            <text:p text:style-name="TableContents"><text:span text:style-name="T202">Xong</text:span></text:p>
          </table:table-cell>
        </table:table-row>
      </table:table>
      <text:p text:style-name="P203"/>
      <text:p text:style-name="P204"/>
      <text:p text:style-name="P205"/>
      <text:p text:style-name="P206"/>
      <text:p text:style-name="P207"/>
      <text:p text:style-name="P208"/>
      <text:p text:style-name="P209">QUẢN LÝ SƠ ĐỒ<text:s/>CLASS</text:p>
      <text:p text:style-name="P210"><text:s/></text:p>
      <text:p text:style-name="P211"/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Đăng ký</text:p>
          </table:table-cell>
          <table:table-cell table:style-name="TableCell218">
            <text:p text:style-name="P219">Chưa làm</text:p>
          </table:table-cell>
        </table:table-row>
        <table:table-row table:style-name="TableRow220">
          <table:table-cell table:style-name="TableCell221">
            <text:p text:style-name="P222">Đăng nhập</text:p>
          </table:table-cell>
          <table:table-cell table:style-name="TableCell223">
            <text:p text:style-name="P224">Chưa làm</text:p>
          </table:table-cell>
        </table:table-row>
        <table:table-row table:style-name="TableRow225">
          <table:table-cell table:style-name="TableCell226">
            <text:p text:style-name="P227">Đăng xuất</text:p>
          </table:table-cell>
          <table:table-cell table:style-name="TableCell228">
            <text:p text:style-name="P229">Chưa làm</text:p>
          </table:table-cell>
        </table:table-row>
        <table:table-row table:style-name="TableRow230">
          <table:table-cell table:style-name="TableCell231">
            <text:p text:style-name="P232">Xem sản phẩm</text:p>
          </table:table-cell>
          <table:table-cell table:style-name="TableCell233">
            <text:p text:style-name="P234">Chưa làm</text:p>
          </table:table-cell>
        </table:table-row>
        <table:table-row table:style-name="TableRow235">
          <table:table-cell table:style-name="TableCell236">
            <text:p text:style-name="P237">xem trang giới<text:s/>thiệu công ty</text:p>
          </table:table-cell>
          <table:table-cell table:style-name="TableCell238">
            <text:p text:style-name="P239">Chưa làm</text:p>
          </table:table-cell>
        </table:table-row>
        <table:table-row table:style-name="TableRow240">
          <table:table-cell table:style-name="TableCell241">
            <text:p text:style-name="P242">Xem trang liên hệ<text:s/>nhà phân phối</text:p>
          </table:table-cell>
          <table:table-cell table:style-name="TableCell243">
            <text:p text:style-name="P244">Chưa làm</text:p>
          </table:table-cell>
        </table:table-row>
        <table:table-row table:style-name="TableRow245">
          <table:table-cell table:style-name="TableCell246">
            <text:p text:style-name="P247">Xem trang tin tức</text:p>
          </table:table-cell>
          <table:table-cell table:style-name="TableCell248">
            <text:p text:style-name="P249">Xong!?</text:p>
          </table:table-cell>
        </table:table-row>
        <table:table-row table:style-name="TableRow250">
          <table:table-cell table:style-name="TableCell251">
            <text:p text:style-name="P252">Gửi yêu cầu liên hệ<text:s/>nhà phân phối</text:p>
          </table:table-cell>
          <table:table-cell table:style-name="TableCell253">
            <text:p text:style-name="P254">Xong!?</text:p>
          </table:table-cell>
        </table:table-row>
        <table:table-row table:style-name="TableRow255">
          <table:table-cell table:style-name="TableCell256">
            <text:p text:style-name="P257">Sửa sản phẩm(Nhà phân phối)</text:p>
          </table:table-cell>
          <table:table-cell table:style-name="TableCell258">
            <text:p text:style-name="P259">Chưa làm</text:p>
          </table:table-cell>
        </table:table-row>
        <table:table-row table:style-name="TableRow260">
          <table:table-cell table:style-name="TableCell261">
            <text:p text:style-name="P262">Xóa sản phẩm (Nhà phân phối)</text:p>
          </table:table-cell>
          <table:table-cell table:style-name="TableCell263">
            <text:p text:style-name="P264">Chưa làm</text:p>
          </table:table-cell>
        </table:table-row>
        <table:table-row table:style-name="TableRow265">
          <table:table-cell table:style-name="TableCell266">
            <text:p text:style-name="P267">Thêm sản phẩm (NPP)</text:p>
          </table:table-cell>
          <table:table-cell table:style-name="TableCell268">
            <text:p text:style-name="P269">Chưa làm</text:p>
          </table:table-cell>
        </table:table-row>
        <table:table-row table:style-name="TableRow270">
          <table:table-cell table:style-name="TableCell271">
            <text:p text:style-name="P272">Thêm<text:s/>danh mục sản phẩm(NPP)</text:p>
          </table:table-cell>
          <table:table-cell table:style-name="TableCell273">
            <text:p text:style-name="P274">Chưa làm</text:p>
          </table:table-cell>
        </table:table-row>
        <text:soft-page-break/>
        <table:table-row table:style-name="TableRow275">
          <table:table-cell table:style-name="TableCell276">
            <text:p text:style-name="P277">Sửa trang giới thiệu</text:p>
          </table:table-cell>
          <table:table-cell table:style-name="TableCell278">
            <text:p text:style-name="P279">Chưa làm</text:p>
          </table:table-cell>
        </table:table-row>
        <table:table-row table:style-name="TableRow280">
          <table:table-cell table:style-name="TableCell281">
            <text:p text:style-name="P282">Sửa trang tin tức</text:p>
          </table:table-cell>
          <table:table-cell table:style-name="TableCell283">
            <text:p text:style-name="P284">Chưa làm</text:p>
          </table:table-cell>
        </table:table-row>
        <table:table-row table:style-name="TableRow285">
          <table:table-cell table:style-name="TableCell286">
            <text:p text:style-name="P287">Sửa thông tin khác</text:p>
          </table:table-cell>
          <table:table-cell table:style-name="TableCell288">
            <text:p text:style-name="P289">Chưa làm</text:p>
          </table:table-cell>
        </table:table-row>
      </table:table>
      <text:p text:style-name="P290"/>
      <text:p text:style-name="P291">MÔ TẢ<text:s/>CHI TIẾT LỚP:<text:s/></text:p>
      <table:table table:style-name="Table292">
        <table:table-columns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>Đăng ký</text:p>
          </table:table-cell>
          <table:table-cell table:style-name="TableCell298">
            <text:p text:style-name="P299">Chưa làm</text:p>
          </table:table-cell>
        </table:table-row>
        <table:table-row table:style-name="TableRow300">
          <table:table-cell table:style-name="TableCell301">
            <text:p text:style-name="P302">Đăng nhập</text:p>
          </table:table-cell>
          <table:table-cell table:style-name="TableCell303">
            <text:p text:style-name="P304">Chưa làm</text:p>
          </table:table-cell>
        </table:table-row>
        <table:table-row table:style-name="TableRow305">
          <table:table-cell table:style-name="TableCell306">
            <text:p text:style-name="P307">Đăng xuất</text:p>
          </table:table-cell>
          <table:table-cell table:style-name="TableCell308">
            <text:p text:style-name="P309">Chưa làm</text:p>
          </table:table-cell>
        </table:table-row>
        <table:table-row table:style-name="TableRow310">
          <table:table-cell table:style-name="TableCell311">
            <text:p text:style-name="P312">Xem sản phẩm</text:p>
          </table:table-cell>
          <table:table-cell table:style-name="TableCell313">
            <text:p text:style-name="P314">Chưa làm</text:p>
          </table:table-cell>
        </table:table-row>
        <table:table-row table:style-name="TableRow315">
          <table:table-cell table:style-name="TableCell316">
            <text:p text:style-name="P317">xem trang giới thiệu công ty</text:p>
          </table:table-cell>
          <table:table-cell table:style-name="TableCell318">
            <text:p text:style-name="P319">Chưa làm</text:p>
          </table:table-cell>
        </table:table-row>
        <table:table-row table:style-name="TableRow320">
          <table:table-cell table:style-name="TableCell321">
            <text:p text:style-name="P322">Xem trang liên hệ<text:s/>nhà phân phối</text:p>
          </table:table-cell>
          <table:table-cell table:style-name="TableCell323">
            <text:p text:style-name="P324">Chưa làm</text:p>
          </table:table-cell>
        </table:table-row>
        <table:table-row table:style-name="TableRow325">
          <table:table-cell table:style-name="TableCell326">
            <text:p text:style-name="P327">Xem trang tin tức</text:p>
          </table:table-cell>
          <table:table-cell table:style-name="TableCell328">
            <text:p text:style-name="P329">Chưa làm</text:p>
          </table:table-cell>
        </table:table-row>
        <table:table-row table:style-name="TableRow330">
          <table:table-cell table:style-name="TableCell331">
            <text:p text:style-name="P332">Gửi yêu cầu liên hệ<text:s/>nhà phân phối</text:p>
          </table:table-cell>
          <table:table-cell table:style-name="TableCell333">
            <text:p text:style-name="P334">Chưa làm</text:p>
          </table:table-cell>
        </table:table-row>
        <table:table-row table:style-name="TableRow335">
          <table:table-cell table:style-name="TableCell336">
            <text:p text:style-name="P337">Sửa sản phẩm(Nhà phân phối)</text:p>
          </table:table-cell>
          <table:table-cell table:style-name="TableCell338">
            <text:p text:style-name="P339">Chưa làm</text:p>
          </table:table-cell>
        </table:table-row>
        <table:table-row table:style-name="TableRow340">
          <table:table-cell table:style-name="TableCell341">
            <text:p text:style-name="P342">Xóa sản phẩm (Nhà phân phối)</text:p>
          </table:table-cell>
          <table:table-cell table:style-name="TableCell343">
            <text:p text:style-name="P344">Chưa làm</text:p>
          </table:table-cell>
        </table:table-row>
        <table:table-row table:style-name="TableRow345">
          <table:table-cell table:style-name="TableCell346">
            <text:p text:style-name="P347">Thêm sản phẩm (NPP)</text:p>
          </table:table-cell>
          <table:table-cell table:style-name="TableCell348">
            <text:p text:style-name="P349">Chưa làm</text:p>
          </table:table-cell>
        </table:table-row>
        <table:table-row table:style-name="TableRow350">
          <table:table-cell table:style-name="TableCell351">
            <text:p text:style-name="P352">Thêm danh mục sản<text:s/>phẩm(NPP)</text:p>
          </table:table-cell>
          <table:table-cell table:style-name="TableCell353">
            <text:p text:style-name="P354">Chưa làm</text:p>
          </table:table-cell>
        </table:table-row>
        <table:table-row table:style-name="TableRow355">
          <table:table-cell table:style-name="TableCell356">
            <text:p text:style-name="P357">Sửa trang giới thiệu</text:p>
          </table:table-cell>
          <table:table-cell table:style-name="TableCell358">
            <text:p text:style-name="P359">Chưa làm</text:p>
          </table:table-cell>
        </table:table-row>
        <table:table-row table:style-name="TableRow360">
          <table:table-cell table:style-name="TableCell361">
            <text:p text:style-name="P362">Sửa trang tin tức</text:p>
          </table:table-cell>
          <table:table-cell table:style-name="TableCell363">
            <text:p text:style-name="P364">Chưa làm</text:p>
          </table:table-cell>
        </table:table-row>
        <table:table-row table:style-name="TableRow365">
          <table:table-cell table:style-name="TableCell366">
            <text:p text:style-name="P367">Sửa thông tin khác</text:p>
          </table:table-cell>
          <table:table-cell table:style-name="TableCell368">
            <text:p text:style-name="P369">Chưa làm</text:p>
          </table:table-cell>
        </table:table-row>
      </table:table>
      <text:p text:style-name="P370"/>
      <text:p text:style-name="P371"/>
      <text:p text:style-name="P372">THIẾT KẾ<text:s/>CƠ SỞ<text:s/>DỮ<text:s/>LIÊU:</text:p>
      <text:p text:style-name="P373"><text:s/></text:p>
      <text:p text:style-name="P374">Làm song song với thiết kế<text:s/>lớp</text:p>
      <text:p text:style-name="P375">Khả<text:s/>năng chỉ<text:s/>bao các bảng: “Sản phẩm”, “Thông tin tài khoản” và “Thông tin liên hệ<text:s/>User”</text:p>
      <text:p text:style-name="P376"/>
      <text:p text:style-name="P377">THIẾT KẾ<text:s/>GIAO DIỆN</text:p>
      <text:p text:style-name="P378"/>
      <text:p text:style-name="P379">Hỏi thầy về<text:s/>việc có cần thêm các page thông tin khác không?</text:p>
      <text:p text:style-name="P380">Có cần viết rõ thông tin không hay chỉ<text:s/>cần viết linh tinh để<text:s/>biểu trưng</text:p>
      <text:p text:style-name="P381">Chỉnh sửa nếu cần thêm các page “Thông tin khác”: bảo hành;...</text:p>
      <text:p text:style-name="Standard"><text:span text:style-name="T382">Link:<text:s/></text:span><text:a xlink:href="https://xd.adobe.com/view/d94eb209-6274-4a1b-a742-58dc2aeda265-8c1d/" office:target-frame-name="_top" xlink:show="replace"><text:span text:style-name="T383">https://xd.adobe.com/view/d94eb209-6274-4a1b-a742-5</text:span></text:a><text:bookmark-start text:name="_Hlt56679684"/><text:bookmark-start text:name="_Hlt56679685"/><text:a xlink:href="https://xd.adobe.com/view/d94eb209-6274-4a1b-a742-58dc2aeda265-8c1d/" office:target-frame-name="_top" xlink:show="replace"><text:span text:style-name="T384">8</text:span></text:a><text:bookmark-end text:name="_Hlt56679684"/><text:bookmark-end text:name="_Hlt56679685"/><text:a xlink:href="https://xd.adobe.com/view/d94eb209-6274-4a1b-a742-58dc2aeda265-8c1d/" office:target-frame-name="_top" xlink:show="replace"><text:span text:style-name="T385">dc2aeda265-8c1d/</text:span></text:a></text:p>
      <text:p text:style-name="Standard"/>
      <text:p text:style-name="Standard"/>
      <text:p text:style-name="Standard"/>
      <text:p text:style-name="Standard"><text:span text:style-name="T386"><text:s/>Trong ph</text:span><text:span text:style-name="T387">ầ</text:span><text:span text:style-name="T388">n thi</text:span><text:span text:style-name="T389">ế</text:span><text:span text:style-name="T390">t k</text:span><text:span text:style-name="T391">ế</text:span><text:span text:style-name="T392"><text:s/>t</text:span><text:span text:style-name="T393">ổ</text:span><text:span text:style-name="T394">ng th</text:span><text:span text:style-name="T395">ể</text:span><text:span text:style-name="T396"><text:s/>c</text:span><text:span text:style-name="T397">ủ</text:span><text:span text:style-name="T398">a báo <text:s text:c="8"/></text:span></text:p>
      <text:p text:style-name="Standard"/>
      <text:p text:style-name="Standard"/>
      <text:soft-page-break/>
      <text:p text:style-name="Standard"><text:span text:style-name="T399">Nh</text:span><text:span text:style-name="T400">ữ</text:span><text:span text:style-name="T401">ng nhi</text:span><text:span text:style-name="T402">ệ</text:span><text:span text:style-name="T403">m v</text:span><text:span text:style-name="T404">ụ</text:span><text:span text:style-name="T405"><text:s/>còn l</text:span><text:span text:style-name="T406">ạ</text:span><text:span text:style-name="T407">i c</text:span><text:span text:style-name="T408">ầ</text:span><text:span text:style-name="T409">n ph</text:span><text:span text:style-name="T410">ả</text:span><text:span text:style-name="T411">i làm là gì?</text:span></text:p>
      <text:p text:style-name="Standard"/>
      <text:p text:style-name="Standard"><text:span text:style-name="T412">Đ</text:span><text:span text:style-name="T413">ặ</text:span><text:span text:style-name="T414">c t</text:span><text:span text:style-name="T415">ả</text:span><text:span text:style-name="T416"><text:s/>Use case</text:span></text:p>
      <text:p text:style-name="Standard"><text:span text:style-name="T417">Sequence diagram</text:span></text:p>
      <text:p text:style-name="Standard"><text:span text:style-name="T418">Class diagram</text:span></text:p>
      <text:p text:style-name="Standard"><text:span text:style-name="T419">Mô t</text:span><text:span text:style-name="T420">ả</text:span><text:span text:style-name="T421"><text:s/>chi ti</text:span><text:span text:style-name="T422">ế</text:span><text:span text:style-name="T423">t l</text:span><text:span text:style-name="T424">ớ</text:span><text:span text:style-name="T425">p</text:span></text:p>
      <text:p text:style-name="Standard"/>
      <text:p text:style-name="Standard"><text:span text:style-name="T426">Mô t</text:span><text:span text:style-name="T427">ả</text:span><text:span text:style-name="T428"><text:s/>giao di</text:span><text:span text:style-name="T429">ệ</text:span><text:span text:style-name="T430">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Bìnhthường" style:display-name="Bình thường" style:family="paragraph">
      <style:text-properties fo:hyphenate="false"/>
    </style:style>
    <style:style style:name="Phôngmặcđịnhcủađoạnvăn" style:display-name="Phông mặc định của đoạn văn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Danhsách" style:display-name="Danh sách" style:family="paragraph" style:parent-style-name="Textbody">
      <style:text-properties fo:hyphenate="false"/>
    </style:style>
    <style:style style:name="Chúthích" style:display-name="Chú thích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mmentText" style:display-name="Comment Text" style:family="paragraph" style:parent-style-name="Bìnhthường">
      <style:text-properties style:font-name-complex="Mangal" fo:font-size="10pt" style:font-size-asian="10pt" style:font-size-complex="9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Bóngchúthích" style:display-name="Bóng chú thích" style:family="paragraph" style:parent-style-name="Bìnhthường">
      <style:text-properties style:font-name="Segoe UI" style:font-name-asian="Segoe UI" style:font-name-complex="Mangal" fo:font-size="9pt" style:font-size-asian="9pt" style:font-size-complex="8pt" fo:hyphenate="false"/>
    </style:style>
    <style:style style:name="CommentReference" style:display-name="Comment Reference" style:family="text" style:parent-style-name="Phôngmặcđịnhcủađoạnvăn">
      <style:text-properties fo:font-size="8pt" style:font-size-asian="8pt" style:font-size-complex="8pt"/>
    </style:style>
    <style:style style:name="CommentTextChar" style:display-name="Comment Text Char" style:family="text" style:parent-style-name="Phôngmặcđịnhcủađoạnvăn">
      <style:text-properties style:font-name-complex="Mangal" fo:font-size="10pt" style:font-size-asian="10pt" style:font-size-complex="9pt"/>
    </style:style>
    <style:style style:name="CommentSubjectChar" style:display-name="Comment Subject Char" style:family="text" style:parent-style-name="CommentTextCh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BalloonTextChar" style:display-name="Balloon Text Char" style:family="text" style:parent-style-name="Phôngmặcđịnhcủađoạnvăn">
      <style:text-properties style:font-name="Segoe UI" style:font-name-asian="Segoe UI" style:font-name-complex="Mangal" fo:font-size="9pt" style:font-size-asian="9pt" style:font-size-complex="8pt"/>
    </style:style>
    <style:style style:name="Siêukếtnối" style:display-name="Siêu kết nối" style:family="text" style:parent-style-name="Phôngmặcđịnhcủađoạnvăn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ĐềcậpChưagiảiquyết" style:display-name="Đề cập Chưa giải quyết" style:family="text" style:parent-style-name="Phôngmặcđịnhcủađoạnvăn">
      <style:text-properties fo:color="#605E5C" fo:background-color="#E1DFDD"/>
    </style:style>
    <style:style style:name="FollowedHyperlink" style:display-name="FollowedHyperlink" style:family="text" style:parent-style-name="Phôngmặcđịnhcủađoạnvăn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HAN DUC DUY 20183907</dc:creator>
    <meta:creation-date>2020-11-19T18:00:00Z</meta:creation-date>
    <dc:date>2020-12-09T13:09:00Z</dc:date>
    <meta:template xlink:href="Normal" xlink:type="simple"/>
    <meta:editing-cycles>15</meta:editing-cycles>
    <meta:editing-duration>PT7260S</meta:editing-duration>
    <meta:document-statistic meta:page-count="4" meta:paragraph-count="5" meta:word-count="441" meta:character-count="2952" meta:row-count="20" meta:non-whitespace-character-count="2516"/>
  </office:meta>
</office:document-meta>
</file>